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3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3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3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9"/>
        <table:table-column table:style-name="co7" table:number-columns-repeated="2" table:default-cell-style-name="ce9"/>
        <table:table-column table:style-name="co8" table:default-cell-style-name="Default"/>
        <table:table-column table:style-name="co3" table:default-cell-style-name="ce12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Order ID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<text:s text:c="8"/>Product</text:p>
          </table:table-cell>
          <table:table-cell table:style-name="ce1" office:value-type="string" calcext:value-type="string">
            <text:p><text:s text:c="8"/>Region</text:p>
          </table:table-cell>
          <table:table-cell table:style-name="ce1" office:value-type="string" calcext:value-type="string">
            <text:p><text:s text:c="2"/>Sales Rep</text:p>
          </table:table-cell>
          <table:table-cell table:style-name="ce7" office:value-type="string" calcext:value-type="string">
            <text:p><text:s text:c="4"/>Revenue</text:p>
          </table:table-cell>
          <table:table-cell table:style-name="ce7" office:value-type="string" calcext:value-type="string">
            <text:p>Cost</text:p>
          </table:table-cell>
          <table:table-cell table:style-name="ce7" office:value-type="string" calcext:value-type="string">
            <text:p>Profit</text:p>
          </table:table-cell>
          <table:table-cell table:style-name="ce10"/>
          <table:table-cell table:style-name="ce1" office:value-type="string" calcext:value-type="string">
            <text:p>Profit Margin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Quarter</text:p>
          </table:table-cell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5" office:value-type="date" office:date-value="2023-01-05" calcext:value-type="date">
            <text:p>01/05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1200" calcext:value-type="currency">
            <text:p>$1,200</text:p>
          </table:table-cell>
          <table:table-cell table:style-name="ce8" office:value-type="currency" office:currency="USD" office:value="800" calcext:value-type="currency">
            <text:p>$80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table:style-name="ce10"/>
          <table:table-cell table:style-name="ce11" table:formula="of:=IFERROR([.H2]/[.G2]; 0)" office:value-type="percentage" office:value="0.5" calcext:value-type="percentage">
            <text:p>50.0%</text:p>
          </table:table-cell>
          <table:table-cell table:style-name="ce13" table:formula="of:=TEXT([.B2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2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5" office:value-type="date" office:date-value="2023-01-07" calcext:value-type="date">
            <text:p>01/07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table:style-name="ce8" office:value-type="currency" office:currency="USD" office:value="150" calcext:value-type="currency">
            <text:p>$150</text:p>
          </table:table-cell>
          <table:table-cell table:style-name="ce10"/>
          <table:table-cell table:style-name="ce11" table:formula="of:=IFERROR([.H3]/[.G3]; 0)" office:value-type="percentage" office:value="0.75" calcext:value-type="percentage">
            <text:p>75.0%</text:p>
          </table:table-cell>
          <table:table-cell table:style-name="ce13" table:formula="of:=TEXT([.B3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3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5" office:value-type="date" office:date-value="2023-01-10" calcext:value-type="date">
            <text:p>01/1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80" calcext:value-type="currency">
            <text:p>$80</text:p>
          </table:table-cell>
          <table:table-cell table:style-name="ce8" office:value-type="currency" office:currency="USD" office:value="50" calcext:value-type="currency">
            <text:p>$50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10"/>
          <table:table-cell table:style-name="ce11" table:formula="of:=IFERROR([.H4]/[.G4]; 0)" office:value-type="percentage" office:value="0.6" calcext:value-type="percentage">
            <text:p>60.0%</text:p>
          </table:table-cell>
          <table:table-cell table:style-name="ce13" table:formula="of:=TEXT([.B4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4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5" office:value-type="date" office:date-value="2023-01-12" calcext:value-type="date">
            <text:p>01/1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50" calcext:value-type="currency">
            <text:p>$50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8" office:value-type="currency" office:currency="USD" office:value="20" calcext:value-type="currency">
            <text:p>$20</text:p>
          </table:table-cell>
          <table:table-cell table:style-name="ce10"/>
          <table:table-cell table:style-name="ce11" table:formula="of:=IFERROR([.H5]/[.G5]; 0)" office:value-type="percentage" office:value="0.666666666666667" calcext:value-type="percentage">
            <text:p>66.7%</text:p>
          </table:table-cell>
          <table:table-cell table:style-name="ce13" table:formula="of:=TEXT([.B5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5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5" office:value-type="date" office:date-value="2023-01-15" calcext:value-type="date">
            <text:p>01/15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ohn Doe</text:p>
          </table:table-cell>
          <table:table-cell table:style-name="ce8" office:value-type="currency" office:currency="USD" office:value="1100" calcext:value-type="currency">
            <text:p>$1,10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table:style-name="ce10"/>
          <table:table-cell table:style-name="ce11" table:formula="of:=IFERROR([.H6]/[.G6]; 0)" office:value-type="percentage" office:value="0.466666666666667" calcext:value-type="percentage">
            <text:p>46.7%</text:p>
          </table:table-cell>
          <table:table-cell table:style-name="ce13" table:formula="of:=TEXT([.B6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6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5" office:value-type="date" office:date-value="2023-01-18" calcext:value-type="date">
            <text:p>01/1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ane Smith</text:p>
          </table:table-cell>
          <table:table-cell table:style-name="ce8" office:value-type="currency" office:currency="USD" office:value="150" calcext:value-type="currency">
            <text:p>$150</text:p>
          </table:table-cell>
          <table:table-cell table:style-name="ce8" office:value-type="currency" office:currency="USD" office:value="90" calcext:value-type="currency">
            <text:p>$9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0"/>
          <table:table-cell table:style-name="ce11" table:formula="of:=IFERROR([.H7]/[.G7]; 0)" office:value-type="percentage" office:value="0.666666666666667" calcext:value-type="percentage">
            <text:p>66.7%</text:p>
          </table:table-cell>
          <table:table-cell table:style-name="ce13" table:formula="of:=TEXT([.B7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7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5" office:value-type="date" office:date-value="2023-01-20" calcext:value-type="date">
            <text:p>01/2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300" calcext:value-type="currency">
            <text:p>$300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8]/[.G8]; 0)" office:value-type="percentage" office:value="0.5" calcext:value-type="percentage">
            <text:p>50.0%</text:p>
          </table:table-cell>
          <table:table-cell table:style-name="ce13" table:formula="of:=TEXT([.B8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8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5" office:value-type="date" office:date-value="2023-01-22" calcext:value-type="date">
            <text:p>01/2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table:style-name="ce8" office:value-type="currency" office:currency="USD" office:value="300" calcext:value-type="currency">
            <text:p>$30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9]/[.G9]; 0)" office:value-type="percentage" office:value="0.333333333333333" calcext:value-type="percentage">
            <text:p>33.3%</text:p>
          </table:table-cell>
          <table:table-cell table:style-name="ce13" table:formula="of:=TEXT([.B9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9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5" office:value-type="date" office:date-value="2023-01-25" calcext:value-type="date">
            <text:p>01/2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320" calcext:value-type="currency">
            <text:p>$320</text:p>
          </table:table-cell>
          <table:table-cell table:style-name="ce8" office:value-type="currency" office:currency="USD" office:value="220" calcext:value-type="currency">
            <text:p>$22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10]/[.G10]; 0)" office:value-type="percentage" office:value="0.454545454545455" calcext:value-type="percentage">
            <text:p>45.5%</text:p>
          </table:table-cell>
          <table:table-cell table:style-name="ce13" table:formula="of:=TEXT([.B10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10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5" office:value-type="date" office:date-value="2023-01-28" calcext:value-type="date">
            <text:p>01/2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1300" calcext:value-type="currency">
            <text:p>$1,300</text:p>
          </table:table-cell>
          <table:table-cell table:style-name="ce8" office:value-type="currency" office:currency="USD" office:value="850" calcext:value-type="currency">
            <text:p>$850</text:p>
          </table:table-cell>
          <table:table-cell table:style-name="ce8" office:value-type="currency" office:currency="USD" office:value="450" calcext:value-type="currency">
            <text:p>$450</text:p>
          </table:table-cell>
          <table:table-cell table:style-name="ce10"/>
          <table:table-cell table:style-name="ce11" table:formula="of:=IFERROR([.H11]/[.G11]; 0)" office:value-type="percentage" office:value="0.529411764705882" calcext:value-type="percentage">
            <text:p>52.9%</text:p>
          </table:table-cell>
          <table:table-cell table:style-name="ce13" table:formula="of:=TEXT([.B11]; &quot;YYYY-MM&quot;)" office:value-type="string" office:string-value="2023-01" calcext:value-type="string">
            <text:p>2023-01</text:p>
          </table:table-cell>
          <table:table-cell table:style-name="ce2" table:formula="of:=&quot;Q&quot;&amp;INT((MONTH([.B11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5" office:value-type="date" office:date-value="2023-02-02" calcext:value-type="date">
            <text:p>02/02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75" calcext:value-type="currency">
            <text:p>$75</text:p>
          </table:table-cell>
          <table:table-cell table:style-name="ce8" office:value-type="currency" office:currency="USD" office:value="45" calcext:value-type="currency">
            <text:p>$45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10"/>
          <table:table-cell table:style-name="ce11" table:formula="of:=IFERROR([.H12]/[.G12]; 0)" office:value-type="percentage" office:value="0.666666666666667" calcext:value-type="percentage">
            <text:p>66.7%</text:p>
          </table:table-cell>
          <table:table-cell table:style-name="ce13" table:formula="of:=TEXT([.B12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2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5" office:value-type="date" office:date-value="2023-02-05" calcext:value-type="date">
            <text:p>02/05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55" calcext:value-type="currency">
            <text:p>$55</text:p>
          </table:table-cell>
          <table:table-cell table:style-name="ce8" office:value-type="currency" office:currency="USD" office:value="35" calcext:value-type="currency">
            <text:p>$35</text:p>
          </table:table-cell>
          <table:table-cell table:style-name="ce8" office:value-type="currency" office:currency="USD" office:value="20" calcext:value-type="currency">
            <text:p>$20</text:p>
          </table:table-cell>
          <table:table-cell table:style-name="ce10"/>
          <table:table-cell table:style-name="ce11" table:formula="of:=IFERROR([.H13]/[.G13]; 0)" office:value-type="percentage" office:value="0.571428571428571" calcext:value-type="percentage">
            <text:p>57.1%</text:p>
          </table:table-cell>
          <table:table-cell table:style-name="ce13" table:formula="of:=TEXT([.B13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3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5" office:value-type="date" office:date-value="2023-02-08" calcext:value-type="date">
            <text:p>02/0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140" calcext:value-type="currency">
            <text:p>$140</text:p>
          </table:table-cell>
          <table:table-cell table:style-name="ce8" office:value-type="currency" office:currency="USD" office:value="80" calcext:value-type="currency">
            <text:p>$8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0"/>
          <table:table-cell table:style-name="ce11" table:formula="of:=IFERROR([.H14]/[.G14]; 0)" office:value-type="percentage" office:value="0.75" calcext:value-type="percentage">
            <text:p>75.0%</text:p>
          </table:table-cell>
          <table:table-cell table:style-name="ce13" table:formula="of:=TEXT([.B14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4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5" office:value-type="date" office:date-value="2023-02-10" calcext:value-type="date">
            <text:p>02/1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280" calcext:value-type="currency">
            <text:p>$280</text:p>
          </table:table-cell>
          <table:table-cell table:style-name="ce8" office:value-type="currency" office:currency="USD" office:value="190" calcext:value-type="currency">
            <text:p>$190</text:p>
          </table:table-cell>
          <table:table-cell table:style-name="ce8" office:value-type="currency" office:currency="USD" office:value="90" calcext:value-type="currency">
            <text:p>$90</text:p>
          </table:table-cell>
          <table:table-cell table:style-name="ce10"/>
          <table:table-cell table:style-name="ce11" table:formula="of:=IFERROR([.H15]/[.G15]; 0)" office:value-type="percentage" office:value="0.473684210526316" calcext:value-type="percentage">
            <text:p>47.4%</text:p>
          </table:table-cell>
          <table:table-cell table:style-name="ce13" table:formula="of:=TEXT([.B15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5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5" office:value-type="date" office:date-value="2023-02-12" calcext:value-type="date">
            <text:p>02/1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420" calcext:value-type="currency">
            <text:p>$420</text:p>
          </table:table-cell>
          <table:table-cell table:style-name="ce8" office:value-type="currency" office:currency="USD" office:value="320" calcext:value-type="currency">
            <text:p>$32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16]/[.G16]; 0)" office:value-type="percentage" office:value="0.3125" calcext:value-type="percentage">
            <text:p>31.3%</text:p>
          </table:table-cell>
          <table:table-cell table:style-name="ce13" table:formula="of:=TEXT([.B16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6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5" office:value-type="date" office:date-value="2023-02-15" calcext:value-type="date">
            <text:p>02/1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340" calcext:value-type="currency">
            <text:p>$340</text:p>
          </table:table-cell>
          <table:table-cell table:style-name="ce8" office:value-type="currency" office:currency="USD" office:value="240" calcext:value-type="currency">
            <text:p>$24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17]/[.G17]; 0)" office:value-type="percentage" office:value="0.416666666666667" calcext:value-type="percentage">
            <text:p>41.7%</text:p>
          </table:table-cell>
          <table:table-cell table:style-name="ce13" table:formula="of:=TEXT([.B17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7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5" office:value-type="date" office:date-value="2023-02-18" calcext:value-type="date">
            <text:p>02/1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1150" calcext:value-type="currency">
            <text:p>$1,150</text:p>
          </table:table-cell>
          <table:table-cell table:style-name="ce8" office:value-type="currency" office:currency="USD" office:value="780" calcext:value-type="currency">
            <text:p>$780</text:p>
          </table:table-cell>
          <table:table-cell table:style-name="ce8" office:value-type="currency" office:currency="USD" office:value="370" calcext:value-type="currency">
            <text:p>$370</text:p>
          </table:table-cell>
          <table:table-cell table:style-name="ce10"/>
          <table:table-cell table:style-name="ce11" table:formula="of:=IFERROR([.H18]/[.G18]; 0)" office:value-type="percentage" office:value="0.474358974358974" calcext:value-type="percentage">
            <text:p>47.4%</text:p>
          </table:table-cell>
          <table:table-cell table:style-name="ce13" table:formula="of:=TEXT([.B18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8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5" office:value-type="date" office:date-value="2023-02-20" calcext:value-type="date">
            <text:p>02/2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85" calcext:value-type="currency">
            <text:p>$85</text:p>
          </table:table-cell>
          <table:table-cell table:style-name="ce8" office:value-type="currency" office:currency="USD" office:value="55" calcext:value-type="currency">
            <text:p>$55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10"/>
          <table:table-cell table:style-name="ce11" table:formula="of:=IFERROR([.H19]/[.G19]; 0)" office:value-type="percentage" office:value="0.545454545454545" calcext:value-type="percentage">
            <text:p>54.5%</text:p>
          </table:table-cell>
          <table:table-cell table:style-name="ce13" table:formula="of:=TEXT([.B19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19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5" office:value-type="date" office:date-value="2023-02-22" calcext:value-type="date">
            <text:p>02/2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8" office:value-type="currency" office:currency="USD" office:value="40" calcext:value-type="currency">
            <text:p>$40</text:p>
          </table:table-cell>
          <table:table-cell table:style-name="ce8" office:value-type="currency" office:currency="USD" office:value="20" calcext:value-type="currency">
            <text:p>$20</text:p>
          </table:table-cell>
          <table:table-cell table:style-name="ce10"/>
          <table:table-cell table:style-name="ce11" table:formula="of:=IFERROR([.H20]/[.G20]; 0)" office:value-type="percentage" office:value="0.5" calcext:value-type="percentage">
            <text:p>50.0%</text:p>
          </table:table-cell>
          <table:table-cell table:style-name="ce13" table:formula="of:=TEXT([.B20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20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5" office:value-type="date" office:date-value="2023-02-25" calcext:value-type="date">
            <text:p>02/25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160" calcext:value-type="currency">
            <text:p>$16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0"/>
          <table:table-cell table:style-name="ce11" table:formula="of:=IFERROR([.H21]/[.G21]; 0)" office:value-type="percentage" office:value="0.6" calcext:value-type="percentage">
            <text:p>60.0%</text:p>
          </table:table-cell>
          <table:table-cell table:style-name="ce13" table:formula="of:=TEXT([.B21]; &quot;YYYY-MM&quot;)" office:value-type="string" office:string-value="2023-02" calcext:value-type="string">
            <text:p>2023-02</text:p>
          </table:table-cell>
          <table:table-cell table:style-name="ce2" table:formula="of:=&quot;Q&quot;&amp;INT((MONTH([.B21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5" office:value-type="date" office:date-value="2023-03-01" calcext:value-type="date">
            <text:p>03/01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310" calcext:value-type="currency">
            <text:p>$310</text:p>
          </table:table-cell>
          <table:table-cell table:style-name="ce8" office:value-type="currency" office:currency="USD" office:value="210" calcext:value-type="currency">
            <text:p>$21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22]/[.G22]; 0)" office:value-type="percentage" office:value="0.476190476190476" calcext:value-type="percentage">
            <text:p>47.6%</text:p>
          </table:table-cell>
          <table:table-cell table:style-name="ce13" table:formula="of:=TEXT([.B22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2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5" office:value-type="date" office:date-value="2023-03-04" calcext:value-type="date">
            <text:p>03/04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450" calcext:value-type="currency">
            <text:p>$45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23]/[.G23]; 0)" office:value-type="percentage" office:value="0.285714285714286" calcext:value-type="percentage">
            <text:p>28.6%</text:p>
          </table:table-cell>
          <table:table-cell table:style-name="ce13" table:formula="of:=TEXT([.B23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3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5" office:value-type="date" office:date-value="2023-03-07" calcext:value-type="date">
            <text:p>03/07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330" calcext:value-type="currency">
            <text:p>$330</text:p>
          </table:table-cell>
          <table:table-cell table:style-name="ce8" office:value-type="currency" office:currency="USD" office:value="230" calcext:value-type="currency">
            <text:p>$23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24]/[.G24]; 0)" office:value-type="percentage" office:value="0.434782608695652" calcext:value-type="percentage">
            <text:p>43.5%</text:p>
          </table:table-cell>
          <table:table-cell table:style-name="ce13" table:formula="of:=TEXT([.B24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4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5" office:value-type="date" office:date-value="2023-03-10" calcext:value-type="date">
            <text:p>03/10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1250" calcext:value-type="currency">
            <text:p>$1,250</text:p>
          </table:table-cell>
          <table:table-cell table:style-name="ce8" office:value-type="currency" office:currency="USD" office:value="820" calcext:value-type="currency">
            <text:p>$820</text:p>
          </table:table-cell>
          <table:table-cell table:style-name="ce8" office:value-type="currency" office:currency="USD" office:value="430" calcext:value-type="currency">
            <text:p>$430</text:p>
          </table:table-cell>
          <table:table-cell table:style-name="ce10"/>
          <table:table-cell table:style-name="ce11" table:formula="of:=IFERROR([.H25]/[.G25]; 0)" office:value-type="percentage" office:value="0.524390243902439" calcext:value-type="percentage">
            <text:p>52.4%</text:p>
          </table:table-cell>
          <table:table-cell table:style-name="ce13" table:formula="of:=TEXT([.B25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5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5" office:value-type="date" office:date-value="2023-03-12" calcext:value-type="date">
            <text:p>03/12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90" calcext:value-type="currency">
            <text:p>$9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10"/>
          <table:table-cell table:style-name="ce11" table:formula="of:=IFERROR([.H26]/[.G26]; 0)" office:value-type="percentage" office:value="0.5" calcext:value-type="percentage">
            <text:p>50.0%</text:p>
          </table:table-cell>
          <table:table-cell table:style-name="ce13" table:formula="of:=TEXT([.B26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6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5" office:value-type="date" office:date-value="2023-03-15" calcext:value-type="date">
            <text:p>03/15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70" calcext:value-type="currency">
            <text:p>$70</text:p>
          </table:table-cell>
          <table:table-cell table:style-name="ce8" office:value-type="currency" office:currency="USD" office:value="50" calcext:value-type="currency">
            <text:p>$50</text:p>
          </table:table-cell>
          <table:table-cell table:style-name="ce8" office:value-type="currency" office:currency="USD" office:value="20" calcext:value-type="currency">
            <text:p>$20</text:p>
          </table:table-cell>
          <table:table-cell table:style-name="ce10"/>
          <table:table-cell table:style-name="ce11" table:formula="of:=IFERROR([.H27]/[.G27]; 0)" office:value-type="percentage" office:value="0.4" calcext:value-type="percentage">
            <text:p>40.0%</text:p>
          </table:table-cell>
          <table:table-cell table:style-name="ce13" table:formula="of:=TEXT([.B27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7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5" office:value-type="date" office:date-value="2023-03-18" calcext:value-type="date">
            <text:p>03/18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170" calcext:value-type="currency">
            <text:p>$170</text:p>
          </table:table-cell>
          <table:table-cell table:style-name="ce8" office:value-type="currency" office:currency="USD" office:value="110" calcext:value-type="currency">
            <text:p>$11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0"/>
          <table:table-cell table:style-name="ce11" table:formula="of:=IFERROR([.H28]/[.G28]; 0)" office:value-type="percentage" office:value="0.545454545454545" calcext:value-type="percentage">
            <text:p>54.5%</text:p>
          </table:table-cell>
          <table:table-cell table:style-name="ce13" table:formula="of:=TEXT([.B28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8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5" office:value-type="date" office:date-value="2023-03-20" calcext:value-type="date">
            <text:p>03/20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290" calcext:value-type="currency">
            <text:p>$290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table:style-name="ce8" office:value-type="currency" office:currency="USD" office:value="90" calcext:value-type="currency">
            <text:p>$90</text:p>
          </table:table-cell>
          <table:table-cell table:style-name="ce10"/>
          <table:table-cell table:style-name="ce11" table:formula="of:=IFERROR([.H29]/[.G29]; 0)" office:value-type="percentage" office:value="0.45" calcext:value-type="percentage">
            <text:p>45.0%</text:p>
          </table:table-cell>
          <table:table-cell table:style-name="ce13" table:formula="of:=TEXT([.B29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29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5" office:value-type="date" office:date-value="2023-03-22" calcext:value-type="date">
            <text:p>03/22/23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430" calcext:value-type="currency">
            <text:p>$430</text:p>
          </table:table-cell>
          <table:table-cell table:style-name="ce8" office:value-type="currency" office:currency="USD" office:value="330" calcext:value-type="currency">
            <text:p>$33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30]/[.G30]; 0)" office:value-type="percentage" office:value="0.303030303030303" calcext:value-type="percentage">
            <text:p>30.3%</text:p>
          </table:table-cell>
          <table:table-cell table:style-name="ce13" table:formula="of:=TEXT([.B30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30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5" office:value-type="date" office:date-value="2023-03-25" calcext:value-type="date">
            <text:p>03/25/23</text:p>
          </table:table-cell>
          <table:table-cell table:style-name="ce2" office:value-type="string" calcext:value-type="string">
            <text:p>Monitor</text:p>
          </table:table-cell>
          <table:table-cell table:style-name="ce2" office:value-type="string" calcext:value-type="string">
            <text:p><text:s text:c="8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360" calcext:value-type="currency">
            <text:p>$360</text:p>
          </table:table-cell>
          <table:table-cell table:style-name="ce8" office:value-type="currency" office:currency="USD" office:value="260" calcext:value-type="currency">
            <text:p>$26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31]/[.G31]; 0)" office:value-type="percentage" office:value="0.384615384615385" calcext:value-type="percentage">
            <text:p>38.5%</text:p>
          </table:table-cell>
          <table:table-cell table:style-name="ce13" table:formula="of:=TEXT([.B31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31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5" office:value-type="date" office:date-value="2023-03-28" calcext:value-type="date">
            <text:p>03/28/23</text:p>
          </table:table-cell>
          <table:table-cell table:style-name="ce2" office:value-type="string" calcext:value-type="string">
            <text:p>Laptop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1400" calcext:value-type="currency">
            <text:p>$1,400</text:p>
          </table:table-cell>
          <table:table-cell table:style-name="ce8" office:value-type="currency" office:currency="USD" office:value="900" calcext:value-type="currency">
            <text:p>$9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table:style-name="ce10"/>
          <table:table-cell table:style-name="ce11" table:formula="of:=IFERROR([.H32]/[.G32]; 0)" office:value-type="percentage" office:value="0.555555555555556" calcext:value-type="percentage">
            <text:p>55.6%</text:p>
          </table:table-cell>
          <table:table-cell table:style-name="ce13" table:formula="of:=TEXT([.B32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32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5" office:value-type="date" office:date-value="2023-03-30" calcext:value-type="date">
            <text:p>03/30/23</text:p>
          </table:table-cell>
          <table:table-cell table:style-name="ce2" office:value-type="string" calcext:value-type="string">
            <text:p>Keyboard</text:p>
          </table:table-cell>
          <table:table-cell table:style-name="ce2" office:value-type="string" calcext:value-type="string">
            <text:p><text:s text:c="4"/>Midwest</text:p>
          </table:table-cell>
          <table:table-cell table:style-name="ce2" office:value-type="string" calcext:value-type="string">
            <text:p><text:s text:c="4"/>Emily Brown</text:p>
          </table:table-cell>
          <table:table-cell table:style-name="ce8" office:value-type="currency" office:currency="USD" office:value="95" calcext:value-type="currency">
            <text:p>$95</text:p>
          </table:table-cell>
          <table:table-cell table:style-name="ce8" office:value-type="currency" office:currency="USD" office:value="65" calcext:value-type="currency">
            <text:p>$65</text:p>
          </table:table-cell>
          <table:table-cell table:style-name="ce8" office:value-type="currency" office:currency="USD" office:value="30" calcext:value-type="currency">
            <text:p>$30</text:p>
          </table:table-cell>
          <table:table-cell table:style-name="ce10"/>
          <table:table-cell table:style-name="ce11" table:formula="of:=IFERROR([.H33]/[.G33]; 0)" office:value-type="percentage" office:value="0.461538461538462" calcext:value-type="percentage">
            <text:p>46.2%</text:p>
          </table:table-cell>
          <table:table-cell table:style-name="ce13" table:formula="of:=TEXT([.B33]; &quot;YYYY-MM&quot;)" office:value-type="string" office:string-value="2023-03" calcext:value-type="string">
            <text:p>2023-03</text:p>
          </table:table-cell>
          <table:table-cell table:style-name="ce2" table:formula="of:=&quot;Q&quot;&amp;INT((MONTH([.B33])-1)/3+1)" office:value-type="string" office:string-value="Q1" calcext:value-type="string">
            <text:p>Q1</text:p>
          </table:table-cell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5" office:value-type="date" office:date-value="2023-04-02" calcext:value-type="date">
            <text:p>04/02/23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 text:c="8"/>Northeast</text:p>
          </table:table-cell>
          <table:table-cell table:style-name="ce2" office:value-type="string" calcext:value-type="string">
            <text:p>John Doe</text:p>
          </table:table-cell>
          <table:table-cell table:style-name="ce8" office:value-type="currency" office:currency="USD" office:value="65" calcext:value-type="currency">
            <text:p>$65</text:p>
          </table:table-cell>
          <table:table-cell table:style-name="ce8" office:value-type="currency" office:currency="USD" office:value="45" calcext:value-type="currency">
            <text:p>$45</text:p>
          </table:table-cell>
          <table:table-cell table:style-name="ce8" office:value-type="currency" office:currency="USD" office:value="20" calcext:value-type="currency">
            <text:p>$20</text:p>
          </table:table-cell>
          <table:table-cell table:style-name="ce10"/>
          <table:table-cell table:style-name="ce11" table:formula="of:=IFERROR([.H34]/[.G34]; 0)" office:value-type="percentage" office:value="0.444444444444444" calcext:value-type="percentage">
            <text:p>44.4%</text:p>
          </table:table-cell>
          <table:table-cell table:style-name="ce13" table:formula="of:=TEXT([.B34]; &quot;YYYY-MM&quot;)" office:value-type="string" office:string-value="2023-04" calcext:value-type="string">
            <text:p>2023-04</text:p>
          </table:table-cell>
          <table:table-cell table:style-name="ce2" table:formula="of:=&quot;Q&quot;&amp;INT((MONTH([.B34])-1)/3+1)" office:value-type="string" office:string-value="Q2" calcext:value-type="string">
            <text:p>Q2</text:p>
          </table:table-cell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5" office:value-type="date" office:date-value="2023-04-05" calcext:value-type="date">
            <text:p>04/05/23</text:p>
          </table:table-cell>
          <table:table-cell table:style-name="ce2" office:value-type="string" calcext:value-type="string">
            <text:p>Headphones</text:p>
          </table:table-cell>
          <table:table-cell table:style-name="ce2" office:value-type="string" calcext:value-type="string">
            <text:p><text:s text:c="4"/>West</text:p>
          </table:table-cell>
          <table:table-cell table:style-name="ce2" office:value-type="string" calcext:value-type="string">
            <text:p><text:s text:c="4"/>Jane Smith</text:p>
          </table:table-cell>
          <table:table-cell table:style-name="ce8" office:value-type="currency" office:currency="USD" office:value="180" calcext:value-type="currency">
            <text:p>$180</text:p>
          </table:table-cell>
          <table:table-cell table:style-name="ce8" office:value-type="currency" office:currency="USD" office:value="120" calcext:value-type="currency">
            <text:p>$120</text:p>
          </table:table-cell>
          <table:table-cell table:style-name="ce8" office:value-type="currency" office:currency="USD" office:value="60" calcext:value-type="currency">
            <text:p>$60</text:p>
          </table:table-cell>
          <table:table-cell table:style-name="ce10"/>
          <table:table-cell table:style-name="ce11" table:formula="of:=IFERROR([.H35]/[.G35]; 0)" office:value-type="percentage" office:value="0.5" calcext:value-type="percentage">
            <text:p>50.0%</text:p>
          </table:table-cell>
          <table:table-cell table:style-name="ce13" table:formula="of:=TEXT([.B35]; &quot;YYYY-MM&quot;)" office:value-type="string" office:string-value="2023-04" calcext:value-type="string">
            <text:p>2023-04</text:p>
          </table:table-cell>
          <table:table-cell table:style-name="ce2" table:formula="of:=&quot;Q&quot;&amp;INT((MONTH([.B35])-1)/3+1)" office:value-type="string" office:string-value="Q2" calcext:value-type="string">
            <text:p>Q2</text:p>
          </table:table-cell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5" office:value-type="date" office:date-value="2023-04-08" calcext:value-type="date">
            <text:p>04/08/23</text:p>
          </table:table-cell>
          <table:table-cell table:style-name="ce2" office:value-type="string" calcext:value-type="string">
            <text:p>Printer</text:p>
          </table:table-cell>
          <table:table-cell table:style-name="ce2" office:value-type="string" calcext:value-type="string">
            <text:p><text:s text:c="8"/>South</text:p>
          </table:table-cell>
          <table:table-cell table:style-name="ce2" office:value-type="string" calcext:value-type="string">
            <text:p><text:s text:c="4"/>Mike Johnson</text:p>
          </table:table-cell>
          <table:table-cell table:style-name="ce8" office:value-type="currency" office:currency="USD" office:value="320" calcext:value-type="currency">
            <text:p>$320</text:p>
          </table:table-cell>
          <table:table-cell table:style-name="ce8" office:value-type="currency" office:currency="USD" office:value="220" calcext:value-type="currency">
            <text:p>$220</text:p>
          </table:table-cell>
          <table:table-cell table:style-name="ce8" office:value-type="currency" office:currency="USD" office:value="100" calcext:value-type="currency">
            <text:p>$100</text:p>
          </table:table-cell>
          <table:table-cell table:style-name="ce10"/>
          <table:table-cell table:style-name="ce11" table:formula="of:=IFERROR([.H36]/[.G36]; 0)" office:value-type="percentage" office:value="0.454545454545455" calcext:value-type="percentage">
            <text:p>45.5%</text:p>
          </table:table-cell>
          <table:table-cell table:style-name="ce13" table:formula="of:=TEXT([.B36]; &quot;YYYY-MM&quot;)" office:value-type="string" office:string-value="2023-04" calcext:value-type="string">
            <text:p>2023-04</text:p>
          </table:table-cell>
          <table:table-cell table:style-name="ce2" table:formula="of:=&quot;Q&quot;&amp;INT((MONTH([.B36])-1)/3+1)" office:value-type="string" office:string-value="Q2" calcext:value-type="string">
            <text:p>Q2</text:p>
          </table:table-cell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29P0"/>
    </number:currency-style>
    <number:percentage-style style:name="N13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21:43:20.684689255</meta:creation-date>
    <dc:date>2025-04-08T22:05:47.828924692</dc:date>
    <meta:editing-duration>PT9M40S</meta:editing-duration>
    <meta:editing-cycles>1</meta:editing-cycles>
    <meta:document-statistic meta:table-count="1" meta:cell-count="396" meta:object-count="0"/>
    <meta:generator>LibreOffice/24.2.7.2$Linux_X86_64 LibreOffice_project/420$Build-2</meta:generator>
  </office:meta>
</office:document-meta>
</file>